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Introspector.getMatchForAdder( String propertyName , Map elementsByProperty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Introspector.introspect( Object bea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Introspector.loadMultiMapping( InputSource mapp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Introspector.findByXMLDescriptor( Class a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MLIntrospector.setAttributeNameMapper( NameMapper name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Type.isPrimitiv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getClassNorm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defaultAddMethods( ElementDescriptor rootDescriptor , Class beanClass , boolean preserveProperty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XMLIntrospector.ge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createXMLBeanInfo( BeanInfo bean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Introspector.isLoopTyp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Typ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XMLIntrospector( Introspection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Introspector.isPrimitiveTyp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BeanType.addAllSuperinterfaces( Class clazz , ArrayList propertyDescripto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XMLIntrospector.useBeanInfoSearch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ClassBeanType.DynaClassBeanType( DynaClass dyna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Introspector.setWrapCollectionsInElement( boolean wrapCollectionsIn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addProperty( PropertyDescriptor propertyDescriptor , List elements , List attributes , List cont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setLog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Type.isLoop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defaultAddMethods( ElementDescriptor rootDescriptor , Class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assignAdder( Method twinParameterAdderMethod , ElementDescriptor matchingDescrip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Introspector.setCachingEnabled( boolean caching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Introspector.getAttributeName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register( Input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Introspector.setAttributesForPrimitives( boolean attributesForPrimitiv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setRegistry( XMLBeanInfo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configureMappingDerivation( ElementDescriptor 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Introspector.setPolymorphicReferenceResolver( PolymorphicReferenceResolver polymorphicReferenc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setPluralStemmer( PluralStemmer pluralStem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configureDigester( Class a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Introspector.addProperty( BeanInfo beanInfo , PropertyDescriptor propertyDescriptor , List elements , List attributes , List cont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createXMLBeanInfo( DynaClass dyna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Introspector.setClassNormalizer( ClassNormalizer classNorm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introspect( Class aClas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XMLIntrospector.getPluralStem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setConfiguration( Introspection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isWrapCollectionsIn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ClassBeanType.getEle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introspect( BeanInfo bean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Introspector.makeElementDescriptorMap( ElementDescriptor rootDescriptor , Map 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Introspector.addProperties( BeanProperty [ ] beanProperties , List elements , List attributes , List conten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Introspector.getPolymorphicReferen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Type.isMap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ClassBeanType.isPrimitiv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flush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Introspector.makeElementDescriptorMap( ElementDescriptor root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Introspector.getElementName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register( Class aClass , Inpu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Introspector.addProperty( BeanProperty beanProperty , List elements , List attributes , List cont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Introspector.setIteratorAdder( Map elementsByPropertyName , Method singleParameterAdderMethod , boolean preserveNullProperty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MLIntrospector.introspect( Class aClass , Inpu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Introspector.createXMLDescriptor( BeanProperty bean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addProperty( BeanInfo beanInfo , PropertyDescriptor propertyDescriptor , List elements , List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Introspector.XMLIntrosp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setUseBeanInfoSearchPath( boolean useBeanInfoSearch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Type.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populate( XMLBeanInfo xmlBeanInfo , BeanType bea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XMLIntrospector.isAttributesForPrimiti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createDescriptor( PropertyDescriptor propertyDescriptor , boolean useAttributesForPrimitiv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introspect( DynaClass dyna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Introspector.createName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Type.getEle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ClassBeanType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addProperties( BeanInfo beanInfo , List elements , List attributes , List cont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Introspector.isBasicCollection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ClassBeanType.isLoop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setNameMapper( NameMapper name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setMapAdder( Map elementsByPropertyName , Method twinParameterAdder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Introspector.setElementNameMapper( NameMapper name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ClassBeanType.isMap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Type.getPropertie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XMLIntrospector.createPluralStem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assignAdder( Method twinParameterAdderMethod , ElementDescriptor [ ] childre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JavaBeanType.JavaBeanType( BeanInfo bean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Introspector.get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getName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ClassBeanType.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.addProperties( BeanInfo beanInfo , List elements , List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Introspector.isCachin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